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0.4cm"/>
    </style:style>
    <style:style style:name="co6" style:family="table-column">
      <style:table-column-properties fo:break-before="auto" style:column-width="2.842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5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6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ackground-color="#ffffcc" fo:border="none"/>
    </style:style>
    <style:style style:name="ce1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7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18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1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22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23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24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27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0" style:family="table-cell" style:parent-style-name="Default" style:data-style-name="N44">
      <style:table-cell-properties fo:border-bottom="none" fo:background-color="#ffffcc" fo:border-left="0.002cm solid #000000" fo:border-right="none" fo:border-top="0.002cm solid #000000"/>
    </style:style>
    <style:style style:name="ce31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зарядка - UltraFire 6000" table:style-name="ta1" table:print="false">
        <table:shapes>
          <draw:frame draw:z-index="0" draw:style-name="gr1" draw:text-style-name="P1" svg:width="17.674cm" svg:height="13.798cm" svg:x="10.409cm" svg:y="0.378cm">
            <draw:object draw:notify-on-update-of-ranges="'зарядка - UltraFire 6000'.B4:'зарядка - UltraFire 6000'.B32 'зарядка - UltraFire 6000'.C2:'зарядка - UltraFire 6000'.C2 'зарядка - UltraFire 6000'.C4:'зарядка - UltraFire 6000'.C32 'зарядка - UltraFire 6000'.B4:'зарядка - UltraFire 6000'.B32 'зарядка - UltraFire 6000'.D2:'зарядка - UltraFire 6000'.D2 'зарядка - UltraFire 6000'.D4:'зарядка - UltraFire 6000'.D32 'зарядка - UltraFire 6000'.B4:'зарядка - UltraFire 6000'.B32 'зарядка - UltraFire 6000'.E2:'зарядка - UltraFire 6000'.E2 'зарядка - UltraFire 6000'.E4:'зарядка - 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ce10"/>
        <table:table-column table:style-name="co2" table:default-cell-style-name="ce16"/>
        <table:table-row table:style-name="ro1">
          <table:table-cell/>
          <table:table-cell table:style-name="ce1"/>
          <table:table-cell table:style-name="ce7" table:number-columns-repeated="2"/>
          <table:table-cell table:style-name="ce13"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4" office:value-type="string">
            <text:p>U [V] внутр.</text:p>
          </table:table-cell>
        </table:table-row>
        <table:table-row table:style-name="ro3">
          <table:table-cell/>
          <table:table-cell table:style-name="ce3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5" office:value-type="float" office:value="3.22">
            <text:p>3,22</text:p>
          </table:table-cell>
        </table:table-row>
        <table:table-row table:style-name="ro3">
          <table:table-cell/>
          <table:table-cell office:value-type="time" office:time-value="PT10H17M00S">
            <text:p>10:17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3">
          <table:table-cell/>
          <table:table-cell office:value-type="time" office:time-value="PT10H18M00S">
            <text:p>10:18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3">
          <table:table-cell/>
          <table:table-cell office:value-type="time" office:time-value="PT10H19M00S">
            <text:p>10:19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3">
          <table:table-cell/>
          <table:table-cell office:value-type="time" office:time-value="PT10H20M00S">
            <text:p>10:20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3">
          <table:table-cell/>
          <table:table-cell office:value-type="time" office:time-value="PT10H22M00S">
            <text:p>10:22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3">
          <table:table-cell/>
          <table:table-cell office:value-type="time" office:time-value="PT10H26M00S">
            <text:p>10:26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3">
          <table:table-cell/>
          <table:table-cell office:value-type="time" office:time-value="PT10H30M00S">
            <text:p>10:30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3">
          <table:table-cell/>
          <table:table-cell office:value-type="time" office:time-value="PT10H32M00S">
            <text:p>10:32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3">
          <table:table-cell/>
          <table:table-cell office:value-type="time" office:time-value="PT10H35M00S">
            <text:p>10:35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3">
          <table:table-cell/>
          <table:table-cell office:value-type="time" office:time-value="PT10H39M00S">
            <text:p>10:39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2M00S">
            <text:p>10:42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6M00S">
            <text:p>10:46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0M00S">
            <text:p>10:50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5M00S">
            <text:p>10:55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0M00S">
            <text:p>11:00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5M00S">
            <text:p>11:05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0M00S">
            <text:p>11:10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5M00S">
            <text:p>11:15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0M00S">
            <text:p>11:20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5M00S">
            <text:p>11:25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0M00S">
            <text:p>11:30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5M00S">
            <text:p>11:35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0M00S">
            <text:p>11:40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5M00S">
            <text:p>11:45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0M00S">
            <text:p>11:50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5M00S">
            <text:p>11:55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9M00S">
            <text:p>11:59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table:style-name="ce5" office:value-type="time" office:time-value="PT11H59M00S">
            <text:p>11:59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3">
            <text:p>4,13</text:p>
          </table:table-cell>
        </table:table-row>
        <table:table-row table:style-name="ro3">
          <table:table-cell/>
          <table:table-cell table:style-name="ce5" office:value-type="time" office:time-value="PT12H02M00S">
            <text:p>12:02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2">
            <text:p>4,12</text:p>
          </table:table-cell>
        </table:table-row>
        <table:table-row table:style-name="ro3">
          <table:table-cell/>
          <table:table-cell table:style-name="ce5" office:value-type="time" office:time-value="PT12H05M00S">
            <text:p>12:05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1">
            <text:p>4,11</text:p>
          </table:table-cell>
        </table:table-row>
        <table:table-row table:style-name="ro3">
          <table:table-cell/>
          <table:table-cell table:style-name="ce6" office:value-type="time" office:time-value="PT12H10M00S">
            <text:p>12: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.02">
            <text:p>5,02</text:p>
          </table:table-cell>
          <table:table-cell table:style-name="ce18" office:value-type="float" office:value="4.11">
            <text:p>4,11</text:p>
          </table:table-cell>
        </table:table-row>
      </table:table>
      <table:table table:name="дохлый 15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28"/>
        <table:table-column table:style-name="co3" table:number-columns-repeated="2" table:default-cell-style-name="Default"/>
        <table:table-row table:style-name="ro4">
          <table:table-cell/>
          <table:table-cell table:style-name="ce19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3"/>
          <table:table-cell/>
          <table:table-cell table:style-name="ce25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5" office:value-type="string" table:number-columns-spanned="2" table:number-rows-spanned="1">
            <text:p>процесс разрядки подсветка включена</text:p>
          </table:table-cell>
          <table:covered-table-cell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4" office:value-type="string">
            <text:p>V зарядки.</text:p>
          </table:table-cell>
          <table:table-cell/>
          <table:table-cell table:style-name="ce2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2" office:value-type="string">
            <text:p>время</text:p>
          </table:table-cell>
          <table:table-cell table:style-name="ce14" office:value-type="string">
            <text:p>V батареи.</text:p>
          </table:table-cell>
        </table:table-row>
        <table:table-row table:style-name="ro3">
          <table:table-cell/>
          <table:table-cell table:style-name="ce20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5" office:value-type="float" office:value="0">
            <text:p>0,00</text:p>
          </table:table-cell>
          <table:table-cell/>
          <table:table-cell table:style-name="ce26" office:value-type="time" office:time-value="PT00H00M00S">
            <text:p>00:00:00</text:p>
          </table:table-cell>
          <table:table-cell table:style-name="ce17" office:value-type="float" office:value="4.09">
            <text:p>4,09</text:p>
          </table:table-cell>
          <table:table-cell table:style-name="ce29" office:value-type="date" office:date-value="2016-11-19T10:00:00">
            <text:p>19.11.16 10:00</text:p>
          </table:table-cell>
          <table:table-cell table:style-name="ce30" table:formula="of:=[.H3]-[.$H$3]" office:value-type="time" office:time-value="PT00H00M00S">
            <text:p>00:00:00</text:p>
          </table:table-cell>
          <table:table-cell table:style-name="ce31" office:value-type="float" office:value="4.09">
            <text:p>4,09</text:p>
          </table:table-cell>
        </table:table-row>
        <table:table-row table:style-name="ro3">
          <table:table-cell/>
          <table:table-cell table:style-name="ce21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6" office:value-type="float" office:value="4.16">
            <text:p>4,16</text:p>
          </table:table-cell>
          <table:table-cell/>
          <table:table-cell table:style-name="ce26" office:value-type="time" office:time-value="PT00H13M00S">
            <text:p>00:13:00</text:p>
          </table:table-cell>
          <table:table-cell table:style-name="ce17" office:value-type="float" office:value="4.07">
            <text:p>4,07</text:p>
          </table:table-cell>
          <table:table-cell table:style-name="ce29" office:value-type="date" office:date-value="2016-11-19T10:30:00">
            <text:p>19.11.16 10:30</text:p>
          </table:table-cell>
          <table:table-cell table:style-name="ce26" table:formula="of:=[.H4]-[.$H$3]" office:value-type="time" office:time-value="PT00H30M00S">
            <text:p>00:30:00</text:p>
          </table:table-cell>
          <table:table-cell table:style-name="ce17" office:value-type="float" office:value="4.06">
            <text:p>4,06</text:p>
          </table:table-cell>
        </table:table-row>
        <table:table-row table:style-name="ro3">
          <table:table-cell/>
          <table:table-cell table:style-name="ce21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/>
          <table:table-cell table:style-name="ce26" office:value-type="time" office:time-value="PT00H43M00S">
            <text:p>00:43:00</text:p>
          </table:table-cell>
          <table:table-cell table:style-name="ce17" office:value-type="float" office:value="4.04">
            <text:p>4,04</text:p>
          </table:table-cell>
          <table:table-cell table:style-name="ce29" office:value-type="date" office:date-value="2016-11-19T10:45:00">
            <text:p>19.11.16 10:45</text:p>
          </table:table-cell>
          <table:table-cell table:style-name="ce26" table:formula="of:=[.H5]-[.$H$3]" office:value-type="time" office:time-value="PT00H45M00S">
            <text:p>00:45:00</text:p>
          </table:table-cell>
          <table:table-cell table:style-name="ce17" office:value-type="float" office:value="4.04">
            <text:p>4,04</text:p>
          </table:table-cell>
        </table:table-row>
        <table:table-row table:style-name="ro3">
          <table:table-cell/>
          <table:table-cell table:style-name="ce21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6" office:value-type="float" office:value="4.2">
            <text:p>4,20</text:p>
          </table:table-cell>
          <table:table-cell/>
          <table:table-cell table:style-name="ce26" office:value-type="time" office:time-value="PT01H43M00S">
            <text:p>01:43:00</text:p>
          </table:table-cell>
          <table:table-cell table:style-name="ce17" office:value-type="float" office:value="4.03">
            <text:p>4,03</text:p>
          </table:table-cell>
          <table:table-cell table:style-name="ce29" office:value-type="date" office:date-value="2016-11-19T11:00:00">
            <text:p>19.11.16 11:00</text:p>
          </table:table-cell>
          <table:table-cell table:style-name="ce26" table:formula="of:=[.H6]-[.$H$3]" office:value-type="time" office:time-value="PT01H00M00S">
            <text:p>01:00:00</text:p>
          </table:table-cell>
          <table:table-cell table:style-name="ce17" office:value-type="float" office:value="4.03">
            <text:p>4,03</text:p>
          </table:table-cell>
        </table:table-row>
        <table:table-row table:style-name="ro3">
          <table:table-cell/>
          <table:table-cell table:style-name="ce21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6" office:value-type="float" office:value="4.24">
            <text:p>4,24</text:p>
          </table:table-cell>
          <table:table-cell/>
          <table:table-cell table:style-name="ce26" office:value-type="time" office:time-value="PT02H43M00S">
            <text:p>02:43:00</text:p>
          </table:table-cell>
          <table:table-cell table:style-name="ce17" office:value-type="float" office:value="4.01">
            <text:p>4,01</text:p>
          </table:table-cell>
          <table:table-cell table:style-name="ce29" office:value-type="date" office:date-value="2016-11-19T12:47:00">
            <text:p>19.11.16 12:47</text:p>
          </table:table-cell>
          <table:table-cell table:style-name="ce26" table:formula="of:=[.H7]-[.$H$3]" office:value-type="time" office:time-value="PT02H47M00S">
            <text:p>02:47:00</text:p>
          </table:table-cell>
          <table:table-cell table:style-name="ce17" office:value-type="float" office:value="3.97">
            <text:p>3,97</text:p>
          </table:table-cell>
        </table:table-row>
        <table:table-row table:style-name="ro3">
          <table:table-cell/>
          <table:table-cell table:style-name="ce21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6" office:value-type="float" office:value="4.25">
            <text:p>4,25</text:p>
          </table:table-cell>
          <table:table-cell/>
          <table:table-cell table:style-name="ce26" office:value-type="time" office:time-value="PT07H10M00S">
            <text:p>07:10:00</text:p>
          </table:table-cell>
          <table:table-cell table:style-name="ce17" office:value-type="float" office:value="3.92">
            <text:p>3,92</text:p>
          </table:table-cell>
          <table:table-cell table:style-name="ce29" office:value-type="date" office:date-value="2016-11-19T14:16:00">
            <text:p>19.11.16 14:16</text:p>
          </table:table-cell>
          <table:table-cell table:style-name="ce26" table:formula="of:=[.H8]-[.$H$3]" office:value-type="time" office:time-value="PT04H16M00S">
            <text:p>04:16:00</text:p>
          </table:table-cell>
          <table:table-cell table:style-name="ce17" office:value-type="float" office:value="3.93">
            <text:p>3,93</text:p>
          </table:table-cell>
        </table:table-row>
        <table:table-row table:style-name="ro3">
          <table:table-cell/>
          <table:table-cell table:style-name="ce21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6" office:value-type="float" office:value="4.27">
            <text:p>4,27</text:p>
          </table:table-cell>
          <table:table-cell/>
          <table:table-cell table:style-name="ce26" office:value-type="time" office:time-value="PT09H15M00S">
            <text:p>09:15:00</text:p>
          </table:table-cell>
          <table:table-cell table:style-name="ce17" office:value-type="float" office:value="3.88">
            <text:p>3,88</text:p>
          </table:table-cell>
          <table:table-cell table:style-name="ce29" office:value-type="date" office:date-value="2016-11-19T15:34:00">
            <text:p>19.11.16 15:34</text:p>
          </table:table-cell>
          <table:table-cell table:style-name="ce26" table:formula="of:=[.H9]-[.$H$3]" office:value-type="time" office:time-value="PT05H34M00S">
            <text:p>05:34:00</text:p>
          </table:table-cell>
          <table:table-cell table:style-name="ce17" office:value-type="float" office:value="3.9">
            <text:p>3,90</text:p>
          </table:table-cell>
        </table:table-row>
        <table:table-row table:style-name="ro3">
          <table:table-cell/>
          <table:table-cell table:style-name="ce21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6" office:value-type="float" office:value="4.28">
            <text:p>4,28</text:p>
          </table:table-cell>
          <table:table-cell/>
          <table:table-cell table:style-name="ce26" office:value-type="time" office:time-value="PT11H39M00S">
            <text:p>11:39:00</text:p>
          </table:table-cell>
          <table:table-cell table:style-name="ce17" office:value-type="float" office:value="3.84">
            <text:p>3,84</text:p>
          </table:table-cell>
          <table:table-cell table:style-name="ce29" office:value-type="date" office:date-value="2016-11-19T17:38:00">
            <text:p>19.11.16 17:38</text:p>
          </table:table-cell>
          <table:table-cell table:style-name="ce26" table:formula="of:=[.H10]-[.$H$3]" office:value-type="time" office:time-value="PT07H38M00S">
            <text:p>07:38:00</text:p>
          </table:table-cell>
          <table:table-cell table:style-name="ce17" office:value-type="float" office:value="3.84">
            <text:p>3,84</text:p>
          </table:table-cell>
        </table:table-row>
        <table:table-row table:style-name="ro3">
          <table:table-cell/>
          <table:table-cell table:style-name="ce21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6" office:value-type="float" office:value="4.3">
            <text:p>4,30</text:p>
          </table:table-cell>
          <table:table-cell/>
          <table:table-cell table:style-name="ce26" office:value-type="time" office:time-value="PT22H07M00S">
            <text:p>22:07:00</text:p>
          </table:table-cell>
          <table:table-cell table:style-name="ce17" office:value-type="float" office:value="3.75">
            <text:p>3,75</text:p>
          </table:table-cell>
          <table:table-cell table:style-name="ce29" office:value-type="date" office:date-value="2016-11-19T20:54:00">
            <text:p>19.11.16 20:54</text:p>
          </table:table-cell>
          <table:table-cell table:style-name="ce26" table:formula="of:=[.H11]-[.$H$3]" office:value-type="time" office:time-value="PT10H54M00S">
            <text:p>10:54:00</text:p>
          </table:table-cell>
          <table:table-cell table:style-name="ce17" office:value-type="float" office:value="3.79">
            <text:p>3,79</text:p>
          </table:table-cell>
        </table:table-row>
        <table:table-row table:style-name="ro3">
          <table:table-cell/>
          <table:table-cell table:style-name="ce21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6" office:value-type="float" office:value="4.32">
            <text:p>4,32</text:p>
          </table:table-cell>
          <table:table-cell/>
          <table:table-cell table:style-name="ce26" office:value-type="time" office:time-value="PT26H31M00S">
            <text:p>26:31:00</text:p>
          </table:table-cell>
          <table:table-cell table:style-name="ce17" office:value-type="float" office:value="3.74">
            <text:p>3,74</text:p>
          </table:table-cell>
          <table:table-cell table:style-name="ce29" office:value-type="date" office:date-value="2016-11-19T22:36:00">
            <text:p>19.11.16 22:36</text:p>
          </table:table-cell>
          <table:table-cell table:style-name="ce26" table:formula="of:=[.H12]-[.$H$3]" office:value-type="time" office:time-value="PT12H36M00S">
            <text:p>12:36:00</text:p>
          </table:table-cell>
          <table:table-cell table:style-name="ce17" office:value-type="float" office:value="3.77">
            <text:p>3,77</text:p>
          </table:table-cell>
        </table:table-row>
        <table:table-row table:style-name="ro3">
          <table:table-cell/>
          <table:table-cell table:style-name="ce21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/>
          <table:table-cell table:style-name="ce26" office:value-type="time" office:time-value="PT32H55M00S">
            <text:p>32:55:00</text:p>
          </table:table-cell>
          <table:table-cell table:style-name="ce17" office:value-type="float" office:value="3.71">
            <text:p>3,71</text:p>
          </table:table-cell>
          <table:table-cell table:style-name="ce29" office:value-type="date" office:date-value="2016-11-19T23:33:00">
            <text:p>19.11.16 23:33</text:p>
          </table:table-cell>
          <table:table-cell table:style-name="ce26" table:formula="of:=[.H13]-[.$H$3]" office:value-type="time" office:time-value="PT13H33M00S">
            <text:p>13:33:00</text:p>
          </table:table-cell>
          <table:table-cell table:style-name="ce17" office:value-type="float" office:value="3.76">
            <text:p>3,76</text:p>
          </table:table-cell>
        </table:table-row>
        <table:table-row table:style-name="ro3">
          <table:table-cell/>
          <table:table-cell table:style-name="ce21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/>
          <table:table-cell table:style-name="ce26" office:value-type="time" office:time-value="PT36H15M00S">
            <text:p>36:15:00</text:p>
          </table:table-cell>
          <table:table-cell table:style-name="ce17" office:value-type="float" office:value="3.69">
            <text:p>3,69</text:p>
          </table:table-cell>
          <table:table-cell table:style-name="ce29" office:value-type="date" office:date-value="2016-11-20T04:40:00">
            <text:p>20.11.16 04:40</text:p>
          </table:table-cell>
          <table:table-cell table:style-name="ce26" table:formula="of:=[.H14]-[.$H$3]" office:value-type="time" office:time-value="PT18H40M00S">
            <text:p>18:40:00</text:p>
          </table:table-cell>
          <table:table-cell table:style-name="ce17" office:value-type="float" office:value="3.72">
            <text:p>3,72</text:p>
          </table:table-cell>
        </table:table-row>
        <table:table-row table:style-name="ro3">
          <table:table-cell/>
          <table:table-cell table:style-name="ce21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2">
            <text:p>4,82</text:p>
          </table:table-cell>
          <table:table-cell/>
          <table:table-cell table:style-name="ce26" office:value-type="time" office:time-value="PT39H59M00S">
            <text:p>39:59:00</text:p>
          </table:table-cell>
          <table:table-cell table:style-name="ce17" office:value-type="float" office:value="3.64">
            <text:p>3,64</text:p>
          </table:table-cell>
          <table:table-cell table:style-name="ce29" office:value-type="date" office:date-value="2016-11-20T05:38:00">
            <text:p>20.11.16 05:38</text:p>
          </table:table-cell>
          <table:table-cell table:style-name="ce26" table:formula="of:=[.H15]-[.$H$3]" office:value-type="time" office:time-value="PT19H38M00S">
            <text:p>19:38:00</text:p>
          </table:table-cell>
          <table:table-cell table:style-name="ce17" office:value-type="float" office:value="3.7">
            <text:p>3,70</text:p>
          </table:table-cell>
        </table:table-row>
        <table:table-row table:style-name="ro3">
          <table:table-cell/>
          <table:table-cell table:style-name="ce21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4">
            <text:p>4,84</text:p>
          </table:table-cell>
          <table:table-cell/>
          <table:table-cell table:style-name="ce26" office:value-type="time" office:time-value="PT42H30M00S">
            <text:p>42:30:00</text:p>
          </table:table-cell>
          <table:table-cell table:style-name="ce17" office:value-type="float" office:value="3.61">
            <text:p>3,61</text:p>
          </table:table-cell>
          <table:table-cell table:style-name="ce29" office:value-type="date" office:date-value="2016-11-20T08:50:00">
            <text:p>20.11.16 08:50</text:p>
          </table:table-cell>
          <table:table-cell table:style-name="ce26" table:formula="of:=[.H16]-[.$H$3]" office:value-type="time" office:time-value="PT22H50M00S">
            <text:p>22:50:00</text:p>
          </table:table-cell>
          <table:table-cell table:style-name="ce17" office:value-type="float" office:value="3.65">
            <text:p>3,65</text:p>
          </table:table-cell>
        </table:table-row>
        <table:table-row table:style-name="ro3">
          <table:table-cell/>
          <table:table-cell table:style-name="ce21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6">
            <text:p>4,86</text:p>
          </table:table-cell>
          <table:table-cell/>
          <table:table-cell table:style-name="ce26" office:value-type="time" office:time-value="PT46H32M00S">
            <text:p>46:32:00</text:p>
          </table:table-cell>
          <table:table-cell table:style-name="ce17" office:value-type="float" office:value="3.48">
            <text:p>3,48</text:p>
          </table:table-cell>
          <table:table-cell table:style-name="ce29" office:value-type="date" office:date-value="2016-11-20T09:35:00">
            <text:p>20.11.16 09:35</text:p>
          </table:table-cell>
          <table:table-cell table:style-name="ce26" table:formula="of:=[.H17]-[.$H$3]" office:value-type="time" office:time-value="PT23H35M00S">
            <text:p>23:35:00</text:p>
          </table:table-cell>
          <table:table-cell table:style-name="ce17" office:value-type="float" office:value="3.63">
            <text:p>3,63</text:p>
          </table:table-cell>
        </table:table-row>
        <table:table-row table:style-name="ro3">
          <table:table-cell/>
          <table:table-cell table:style-name="ce21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6" office:value-type="float" office:value="4.88">
            <text:p>4,88</text:p>
          </table:table-cell>
          <table:table-cell/>
          <table:table-cell table:style-name="ce26" office:value-type="time" office:time-value="PT48H07M00S">
            <text:p>48:07:00</text:p>
          </table:table-cell>
          <table:table-cell table:style-name="ce17" office:value-type="float" office:value="3.38">
            <text:p>3,38</text:p>
          </table:table-cell>
          <table:table-cell table:style-name="ce29" office:value-type="date" office:date-value="2016-11-20T10:54:00">
            <text:p>20.11.16 10:54</text:p>
          </table:table-cell>
          <table:table-cell table:style-name="ce26" table:formula="of:=[.H18]-[.$H$3]" office:value-type="time" office:time-value="PT24H54M00S">
            <text:p>24:54:00</text:p>
          </table:table-cell>
          <table:table-cell table:style-name="ce17" office:value-type="float" office:value="3.58">
            <text:p>3,58</text:p>
          </table:table-cell>
        </table:table-row>
        <table:table-row table:style-name="ro3">
          <table:table-cell/>
          <table:table-cell table:style-name="ce21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26" office:value-type="time" office:time-value="PT50H10M00S">
            <text:p>50:10:00</text:p>
          </table:table-cell>
          <table:table-cell table:style-name="ce17" office:value-type="float" office:value="3.32">
            <text:p>3,32</text:p>
          </table:table-cell>
          <table:table-cell table:style-name="ce29" office:value-type="date" office:date-value="2016-11-20T11:24:00">
            <text:p>20.11.16 11:24</text:p>
          </table:table-cell>
          <table:table-cell table:style-name="ce26" table:formula="of:=[.H19]-[.$H$3]" office:value-type="time" office:time-value="PT25H24M00S">
            <text:p>25:24:00</text:p>
          </table:table-cell>
          <table:table-cell table:style-name="ce17" office:value-type="float" office:value="3.56">
            <text:p>3,56</text:p>
          </table:table-cell>
        </table:table-row>
        <table:table-row table:style-name="ro3">
          <table:table-cell/>
          <table:table-cell table:style-name="ce21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/>
          <table:table-cell table:style-name="ce26" office:value-type="time" office:time-value="PT50H51M00S">
            <text:p>50:51:00</text:p>
          </table:table-cell>
          <table:table-cell table:style-name="ce17" office:value-type="float" office:value="3.28">
            <text:p>3,28</text:p>
          </table:table-cell>
          <table:table-cell table:style-name="ce29" office:value-type="date" office:date-value="2016-11-20T12:52:00">
            <text:p>20.11.16 12:52</text:p>
          </table:table-cell>
          <table:table-cell table:style-name="ce26" table:formula="of:=[.H20]-[.$H$3]" office:value-type="time" office:time-value="PT26H52M00S">
            <text:p>26:52:00</text:p>
          </table:table-cell>
          <table:table-cell table:style-name="ce17" office:value-type="float" office:value="3.52">
            <text:p>3,52</text:p>
          </table:table-cell>
        </table:table-row>
        <table:table-row table:style-name="ro3">
          <table:table-cell/>
          <table:table-cell table:style-name="ce21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27" office:value-type="time" office:time-value="PT53H30M00S">
            <text:p>53:30:00</text:p>
          </table:table-cell>
          <table:table-cell table:style-name="ce18" office:value-type="float" office:value="2.95">
            <text:p>2,95</text:p>
          </table:table-cell>
          <table:table-cell table:style-name="ce29" office:value-type="date" office:date-value="2016-11-20T13:31:00">
            <text:p>20.11.16 13:31</text:p>
          </table:table-cell>
          <table:table-cell table:style-name="ce26" table:formula="of:=[.H21]-[.$H$3]" office:value-type="time" office:time-value="PT27H31M00S">
            <text:p>27:31:00</text:p>
          </table:table-cell>
          <table:table-cell table:style-name="ce17" office:value-type="float" office:value="3.48">
            <text:p>3,48</text:p>
          </table:table-cell>
        </table:table-row>
        <table:table-row table:style-name="ro3">
          <table:table-cell/>
          <table:table-cell table:style-name="ce21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6" office:value-type="float" office:value="4.9">
            <text:p>4,90</text:p>
          </table:table-cell>
          <table:table-cell table:number-columns-repeated="3"/>
          <table:table-cell table:style-name="ce29" office:value-type="date" office:date-value="2016-11-20T15:15:00">
            <text:p>20.11.16 15:15</text:p>
          </table:table-cell>
          <table:table-cell table:style-name="ce26" table:formula="of:=[.H22]-[.$H$3]" office:value-type="time" office:time-value="PT29H15M00S">
            <text:p>29:15:00</text:p>
          </table:table-cell>
          <table:table-cell table:style-name="ce17" office:value-type="float" office:value="3.39">
            <text:p>3,39</text:p>
          </table:table-cell>
        </table:table-row>
        <table:table-row table:style-name="ro3">
          <table:table-cell/>
          <table:table-cell table:style-name="ce21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6" office:value-type="float" office:value="4.96">
            <text:p>4,96</text:p>
          </table:table-cell>
          <table:table-cell table:number-columns-repeated="3"/>
          <table:table-cell table:style-name="ce29" office:value-type="date" office:date-value="2016-11-20T17:06:00">
            <text:p>20.11.16 17:06</text:p>
          </table:table-cell>
          <table:table-cell table:style-name="ce26" table:formula="of:=[.H23]-[.$H$3]" office:value-type="time" office:time-value="PT31H06M00S">
            <text:p>31:06:00</text:p>
          </table:table-cell>
          <table:table-cell table:style-name="ce17" office:value-type="float" office:value="3.23">
            <text:p>3,23</text:p>
          </table:table-cell>
        </table:table-row>
        <table:table-row table:style-name="ro3">
          <table:table-cell/>
          <table:table-cell table:style-name="ce22" office:value-type="time" office:time-value="PT02H17M00S">
            <text:p>02:17:00</text:p>
          </table:table-cell>
          <table:table-cell table:style-name="ce23" office:value-type="float" office:value="4.15">
            <text:p>4,15</text:p>
          </table:table-cell>
          <table:table-cell table:style-name="ce24" office:value-type="float" office:value="4.98">
            <text:p>4,98</text:p>
          </table:table-cell>
          <table:table-cell table:number-columns-repeated="3"/>
          <table:table-cell table:style-name="ce29" office:value-type="date" office:date-value="2016-11-20T18:04:00">
            <text:p>20.11.16 18:04</text:p>
          </table:table-cell>
          <table:table-cell table:style-name="ce26" table:formula="of:=[.H24]-[.$H$3]" office:value-type="time" office:time-value="PT32H04M00S">
            <text:p>32:04:00</text:p>
          </table:table-cell>
          <table:table-cell table:style-name="ce17" office:value-type="float" office:value="3.12">
            <text:p>3,12</text:p>
          </table:table-cell>
        </table:table-row>
        <table:table-row table:style-name="ro3">
          <table:table-cell/>
          <table:table-cell>
            <draw:frame table:end-cell-address="'дохлый 1500'.K53" table:end-x="1.2cm" table:end-y="0.241cm" draw:z-index="0" draw:style-name="gr1" draw:text-style-name="P1" svg:width="20.791cm" svg:height="12.462cm" svg:x="0.033cm" svg:y="0.425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29" office:value-type="date" office:date-value="2016-11-20T19:07:00">
            <text:p>20.11.16 19:07</text:p>
          </table:table-cell>
          <table:table-cell table:style-name="ce27" table:formula="of:=[.H25]-[.$H$3]" office:value-type="time" office:time-value="PT33H07M00S">
            <text:p>33:07:00</text:p>
          </table:table-cell>
          <table:table-cell table:style-name="ce18" office:value-type="float" office:value="3">
            <text:p>3,00</text:p>
          </table:table-cell>
        </table:table-row>
        <table:table-row table:style-name="ro3" table:number-rows-repeated="28">
          <table:table-cell table:number-columns-repeated="10"/>
        </table:table-row>
        <table:table-row table:style-name="ro3">
          <table:table-cell>
            <draw:frame table:end-cell-address="'дохлый 1500'.K81" table:end-x="1.155cm" table:end-y="0.038cm" draw:z-index="1" draw:style-name="gr1" draw:text-style-name="P1" svg:width="20.815cm" svg:height="12.109cm" svg:x="0.357cm" svg:y="0.123cm">
              <draw:object draw:notify-on-update-of-ranges="'дохлый 1500'.F1:'дохлый 1500'.F1 'дохлый 1500'.G3:'дохлый 1500'.G21 'дохлый 1500'.F3:'дохлый 1500'.F21 'дохлый 1500'.I1:'дохлый 1500'.I1 'дохлый 1500'.J3:'дохлый 1500'.J25 'дохлый 1500'.I3:'дохлый 1500'.I2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3" table:number-rows-repeated="104852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.11.2016</text:date>, <text:time>18:44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1-20T18:44:27.92</dc:date>
    <dc:creator>Владимир Ласкин</dc:creator>
    <meta:editing-duration>PT6H24M58S</meta:editing-duration>
    <meta:editing-cycles>17</meta:editing-cycles>
    <meta:generator>OpenOffice/4.1.2$Win32 OpenOffice.org_project/412m3$Build-9782</meta:generator>
    <meta:printed-by>Владимир Ласкин</meta:printed-by>
    <meta:print-date>2016-09-04T12:26:35.51</meta:print-date>
    <meta:document-statistic meta:table-count="3" meta:cell-count="3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зарядка - UltraFire 6000'.B4:'зарядка - UltraFire 6000'.E32 'зарядка - UltraFire 6000'.C2:'зарядка - 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зарядка - UltraFire 6000'.C4:'зарядка - UltraFire 6000'.C32" chart:label-cell-address="'зарядка - UltraFire 6000'.C2:'зарядка - UltraFire 6000'.C2" chart:class="chart:scatter">
            <chart:domain table:cell-range-address="'зарядка - UltraFire 6000'.B4:'зарядка - UltraFire 6000'.B32"/>
            <chart:data-point chart:repeated="29"/>
          </chart:series>
          <chart:series chart:attached-axis="primary-y" chart:style-name="ch10" chart:values-cell-range-address="'зарядка - UltraFire 6000'.D4:'зарядка - UltraFire 6000'.D32" chart:label-cell-address="'зарядка - UltraFire 6000'.D2:'зарядка - UltraFire 6000'.D2" chart:class="chart:scatter">
            <chart:data-point chart:repeated="29"/>
          </chart:series>
          <chart:series chart:attached-axis="primary-y" chart:style-name="ch11" chart:values-cell-range-address="'зарядка - UltraFire 6000'.E4:'зарядка - UltraFire 6000'.E32" chart:label-cell-address="'зарядка - UltraFire 6000'.E2:'зарядка - 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зарядка - UltraFire 6000'.C2:'зарядка - UltraFire 6000'.C2</svg:desc>
                </draw:g>
              </table:table-cell>
              <table:table-cell office:value-type="string">
                <text:p>U [V] внеш.</text:p>
                <draw:g>
                  <svg:desc>'зарядка - UltraFire 6000'.D2:'зарядка - UltraFire 6000'.D2</svg:desc>
                </draw:g>
              </table:table-cell>
              <table:table-cell office:value-type="string">
                <text:p>U [V] внутр.</text:p>
                <draw:g>
                  <svg:desc>'зарядка - UltraFire 6000'.E2:'зарядка - 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472222222222">
                <text:p>0.428472222222222</text:p>
                <draw:g>
                  <svg:desc>'зарядка - UltraFire 6000'.B4:'зарядка - UltraFire 6000'.B32</svg:desc>
                </draw:g>
              </table:table-cell>
              <table:table-cell office:value-type="float" office:value="1.03">
                <text:p>1.03</text:p>
                <draw:g>
                  <svg:desc>'зарядка - UltraFire 6000'.C4:'зарядка - UltraFire 6000'.C32</svg:desc>
                </draw:g>
              </table:table-cell>
              <table:table-cell office:value-type="float" office:value="4.79">
                <text:p>4.79</text:p>
                <draw:g>
                  <svg:desc>'зарядка - UltraFire 6000'.D4:'зарядка - UltraFire 6000'.D32</svg:desc>
                </draw:g>
              </table:table-cell>
              <table:table-cell office:value-type="float" office:value="3.76">
                <text:p>3.76</text:p>
                <draw:g>
                  <svg:desc>'зарядка - UltraFire 6000'.E4:'зарядка - 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75">
                <text:p>0.44375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5">
                <text:p>0.46875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92cm" svg:height="12.463cm" xlink:href=".." xlink:type="simple" chart:class="chart:scatter" chart:style-name="ch1">
        <chart:legend svg:x="2.024cm" svg:y="9.878cm" style:legend-expansion="custom" chartooo:width="2.895cm" chartooo:height="1.157cm" style:legend-expansion-aspect-ratio="2.5021607605877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93cm" svg:y="0.566cm" svg:width="19.505cm" svg:height="11.684cm">
          <chartooo:coordinate-region svg:x="1.405cm" svg:y="0.778cm" svg:width="18.16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6cm" svg:height="12.11cm" xlink:href=".." xlink:type="simple" chart:class="chart:scatter" chart:style-name="ch1">
        <chart:title svg:x="8.459cm" svg:y="0.378cm" chart:style-name="ch2">
          <text:p>Процесс разрядки</text:p>
        </chart:title>
        <chart:legend svg:x="2.369cm" svg:y="8.077cm" style:legend-expansion="custom" chartooo:width="7.433cm" chartooo:height="2.116cm" style:legend-expansion-aspect-ratio="3.51275992438563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" chart:data-source-has-labels="row" svg:x="0.766cm" svg:y="1.215cm" svg:width="19.942cm" svg:height="10.23cm">
          <chartooo:coordinate-region svg:x="1.678cm" svg:y="1.427cm" svg:width="18.605cm" svg:height="9.345cm"/>
          <chart:axis chart:dimension="x" chart:name="primary-x" chart:style-name="ch5">
            <chart:title svg:x="10.203cm" svg:y="11.523cm" chart:style-name="ch6">
              <text:p>время</text:p>
            </chart:title>
          </chart:axis>
          <chart:axis chart:dimension="y" chart:name="primary-y" chart:style-name="ch7">
            <chart:title svg:x="0.001cm" svg:y="8.398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7">
                <text:p>0.00902777777777777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063">
                <text:p>1.10486111111063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8069">
                <text:p>1.37152777778069</text:p>
              </table:table-cell>
              <table:table-cell office:value-type="float" office:value="3.71">
                <text:p>3.71</text:p>
              </table:table-cell>
              <table:table-cell office:value-type="float" office:value="0.564583333332848">
                <text:p>0.56458333333284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7119">
                <text:p>1.51041666667119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449">
                <text:p>1.66597222222449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544">
                <text:p>1.77083333333544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9309">
                <text:p>1.9388888888930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936">
                <text:p>2.00486111111936</text:p>
              </table:table-cell>
              <table:table-cell office:value-type="float" office:value="3.38">
                <text:p>3.38</text:p>
              </table:table-cell>
              <table:table-cell office:value-type="float" office:value="1.03750000000582">
                <text:p>1.03750000000582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8069">
                <text:p>2.09027777778069</text:p>
              </table:table-cell>
              <table:table-cell office:value-type="float" office:value="3.32">
                <text:p>3.32</text:p>
              </table:table-cell>
              <table:table-cell office:value-type="float" office:value="1.0583333333343">
                <text:p>1.058333333334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000000841">
                <text:p>2.11875000000841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392">
                <text:p>2.22916666666392</text:p>
              </table:table-cell>
              <table:table-cell office:value-type="float" office:value="2.95">
                <text:p>2.95</text:p>
              </table:table-cell>
              <table:table-cell office:value-type="float" office:value="1.14652777778247">
                <text:p>1.1465277777824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